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itemapConfigurationHolder.getConfigur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itemapConfigurationHolder.DefaultSitemapConfigurationHolder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temapConfigurationHolder.setPreparedConfiguration( ChainedConfiguration configuration , Object prepared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itemapConfigurationHolder.getPreparedConfigur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